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lidAndDoubleBorderElement.convert2Ch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lidAndDoubleBorderElement.mergeSolid( SolidAndDoubleBorderElement s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lidAndDoubleBorderElement.merge( AbstractBorderElem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20">
            <text:p text:style-name="Table_20_Contents">120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olidAndDoubleBorderElement.SolidAndDoubleBorderElement( int style , int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lidAndDoubleBorderElement.map2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lidAndDoubleBorderElement.SolidAndDoubleBorder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olidAndDoubleBorderElement.modifyData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